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3.74pt"/>
    </style:style>
    <style:style style:name="co3" style:family="table-column">
      <style:table-column-properties fo:break-before="auto" style:column-width="92.41pt"/>
    </style:style>
    <style:style style:name="co4" style:family="table-column">
      <style:table-column-properties fo:break-before="auto" style:column-width="179.89pt"/>
    </style:style>
    <style:style style:name="co5" style:family="table-column">
      <style:table-column-properties fo:break-before="auto" style:column-width="74.3pt"/>
    </style:style>
    <style:style style:name="co6" style:family="table-column">
      <style:table-column-properties fo:break-before="auto" style:column-width="36.7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Зал_20_1">
      <style:table-properties table:display="true" style:writing-mode="lr-tb"/>
    </style:style>
    <style:style style:name="ta2" style:family="table" style:master-page-name="PageStyle_5f_Зал_20_2">
      <style:table-properties table:display="true" style:writing-mode="lr-tb"/>
    </style:style>
    <style:style style:name="ta3" style:family="table" style:master-page-name="PageStyle_5f_Зал_20_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Зал 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1" office:value-type="string" calcext:value-type="string">
            <text:p>Составить таблицу с данными по контактам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Необходимые данные: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ФИО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Адрес e-mail</text:p>
          </table:table-cell>
          <table:table-cell/>
          <table:table-cell table:style-name="ce2" office:value-type="string" calcext:value-type="string">
            <text:p>ид</text:p>
          </table:table-cell>
          <table:table-cell table:style-name="ce2" office:value-type="string" calcext:value-type="string">
            <text:p>first_name</text:p>
          </table:table-cell>
          <table:table-cell table:style-name="ce2" office:value-type="string" calcext:value-type="string">
            <text:p>last_name</text:p>
          </table:table-cell>
          <table:table-cell table:style-name="ce2" office:value-type="string" calcext:value-type="string">
            <text:p>Second_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type_email</text:p>
          </table:table-cell>
          <table:table-cell table:style-name="ce4"/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Тип адреса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Пункин</text:p>
          </table:table-cell>
          <table:table-cell table:style-name="ce1" office:value-type="string" calcext:value-type="string">
            <text:p>Вася</text:p>
          </table:table-cell>
          <table:table-cell table:style-name="ce1" office:value-type="string" calcext:value-type="string">
            <text:p>Николаевич</text:p>
          </table:table-cell>
          <table:table-cell table:style-name="ce1" office:value-type="string" calcext:value-type="string">
            <text:p>egor@gmail.com</text:p>
          </table:table-cell>
          <table:table-cell table:style-name="ce1" office:value-type="string" calcext:value-type="string">
            <text:p>priv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table:style-name="ce1" office:value-type="string" calcext:value-type="string">
            <text:p>Справочник</text:p>
          </table:table-cell>
          <table:table-cell table:style-name="ce1" office:value-type="string" calcext:value-type="string">
            <text:p>type_email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Васечкин</text:p>
          </table:table-cell>
          <table:table-cell table:style-name="ce1" office:value-type="string" calcext:value-type="string">
            <text:p>Марк</text:p>
          </table:table-cell>
          <table:table-cell/>
          <table:table-cell table:style-name="ce1" office:value-type="string" calcext:value-type="string">
            <text:p>eeeehh@mail.ru</text:p>
          </table:table-cell>
          <table:table-cell table:style-name="ce1" office:value-type="string" calcext:value-type="string">
            <text:p>priva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 text:c="18"/>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Пункин</text:p>
          </table:table-cell>
          <table:table-cell table:style-name="ce1" office:value-type="string" calcext:value-type="string">
            <text:p>Вася</text:p>
          </table:table-cell>
          <table:table-cell table:style-name="ce1" office:value-type="string" calcext:value-type="string">
            <text:p>Николаевич</text:p>
          </table:table-cell>
          <table:table-cell table:style-name="ce1" office:value-type="string" calcext:value-type="string">
            <text:p>wwwrrr@gmail.com</text:p>
          </table:table-cell>
          <table:table-cell table:style-name="ce1" office:value-type="string" calcext:value-type="string">
            <text:p>wor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ork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Васечкин</text:p>
          </table:table-cell>
          <table:table-cell table:style-name="ce1" office:value-type="string" calcext:value-type="string">
            <text:p>Марк</text:p>
          </table:table-cell>
          <table:table-cell/>
          <table:table-cell table:style-name="ce3" office:value-type="string" calcext:value-type="string">
            <text:p>eee333hh@mail.ru</text:p>
          </table:table-cell>
          <table:table-cell table:style-name="ce1" office:value-type="string" calcext:value-type="string">
            <text:p>wor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10"/>
          <table:table-cell table:style-name="ce1" office:value-type="string" calcext:value-type="string">
            <text:p>Адрес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 office:value-type="string" calcext:value-type="string">
            <text:p>row</text:p>
          </table:table-cell>
          <table:table-cell table:number-columns-repeated="7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kkaunt</text:p>
          </table:table-cell>
          <table:table-cell table:style-name="ce2" office:value-type="string" calcext:value-type="string">
            <text:p>type_email</text:p>
          </table:table-cell>
          <table:table-cell table:style-name="ce2" office:value-type="string" calcext:value-type="string">
            <text:p>id_user</text:p>
          </table:table-cell>
          <table:table-cell/>
          <table:table-cell table:style-name="ce1" office:value-type="string" calcext:value-type="string">
            <text:p>Справочник оценок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var</text:p>
          </table:table-cell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gor@gmail.com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не сдано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eeehh@mail.r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wwwrrr@gmail.co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удовл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" office:value-type="string" calcext:value-type="string">
            <text:p>Составить таблицы с данными по ученикам в школе.</text:p>
          </table:table-cell>
          <table:table-cell table:number-columns-repeated="7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eee333hh@mail.ru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Хорошо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" office:value-type="string" calcext:value-type="string">
            <text:p>Необходимые данные:</text:p>
          </table:table-cell>
          <table:table-cell table:number-columns-repeated="1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Отлично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" office:value-type="string" calcext:value-type="string">
            <text:p>ФИО ученика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год рождения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класс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pp</text:p>
          </table:table-cell>
          <table:table-cell table:style-name="ce1" office:value-type="string" calcext:value-type="string">
            <text:p>место в классе ( вариант, для варианта необходимо ввести списочный состав класса. Вспомните журнал с оценками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статус по оценкам (отличник, ударник, троечник или двоечник в пределах периода(семестр или четверть)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и другие данные, которые захочется хранить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Можно сделать минимум две таблицы(но лучше больше): «Ученики» и «Списочный состав классов»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В учениках хранить данные по ученику, а в списочном составе должна быть привязка к варианту. И связать эти таблицы между собой — подумать как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В этой таблице могут быть записи сведений о разных классах/уроках и оценки можно хранить.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Составить таблицу с данными по контактам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" office:value-type="string" calcext:value-type="string">
            <text:p>Необходимые данные: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" office:value-type="string" calcext:value-type="string">
            <text:p>ФИО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" office:value-type="string" calcext:value-type="string">
            <text:p>Адрес e-mai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" office:value-type="string" calcext:value-type="string">
            <text:p>Тип адреса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Зал 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Составить таблицы с данными по ученикам в школе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Необходимые данные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ФИО учен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год рожден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класс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место в классе ( вариант, для варианта необходимо ввести списочный состав класса. Вспомните журнал с оценками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статус по оценкам (отличник, ударник, троечник или двоечник в пределах периода(семестр или четверть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и другие данные, которые захочется хранит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Можно сделать минимум две таблицы(но лучше больше): «Ученики» и «Списочный состав классов»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 учениках хранить данные по ученику, а в списочном составе должна быть привязка к варианту. И связать эти таблицы между собой — подумать как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 этой таблице могут быть записи сведений о разных классах/уроках и оценки можно хранить.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Зал 3" table:style-name="ta3"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Составить таблицы с данными по ученикам в школе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Необходимые данные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ФИО учен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год рожден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класс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место в классе ( вариант, для варианта необходимо ввести списочный состав класса. Вспомните журнал с оценками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статус по оценкам (отличник, ударник, троечник или двоечник в пределах периода(семестр или четверть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и другие данные, которые захочется хранит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Можно сделать минимум две таблицы(но лучше больше): «Ученики» и «Списочный состав классов»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 учениках хранить данные по ученику, а в списочном составе должна быть привязка к варианту. И связать эти таблицы между собой — подумать как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 этой таблице могут быть записи сведений о разных классах/уроках и оценки можно хранить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Ученики</text:p>
          </table:table-cell>
          <table:table-cell table:number-columns-repeated="7"/>
          <table:table-cell table:style-name="ce1" office:value-type="string" calcext:value-type="string">
            <text:p>Classe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 office:value-type="string" calcext:value-type="string">
            <text:p>id_studen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e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Date_of_birth</text:p>
          </table:table-cell>
          <table:table-cell table:style-name="ce1" office:value-type="string" calcext:value-type="string">
            <text:p>Current_status</text:p>
          </table:table-cell>
          <table:table-cell table:number-columns-repeated="2"/>
          <table:table-cell table:style-name="ce1" office:value-type="string" calcext:value-type="string">
            <text:p>id_class</text:p>
          </table:table-cell>
          <table:table-cell table:style-name="ce1" office:value-type="string" calcext:value-type="string">
            <text:p>Class_nam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Степан</text:p>
          </table:table-cell>
          <table:table-cell table:style-name="ce1" office:value-type="string" calcext:value-type="string">
            <text:p>Митрофаныч</text:p>
          </table:table-cell>
          <table:table-cell table:style-name="ce1" office:value-type="string" calcext:value-type="string">
            <text:p>Глушилин</text:p>
          </table:table-cell>
          <table:table-cell table:style-name="ce10" office:value-type="date" office:date-value="1901-01-01" calcext:value-type="date">
            <text:p>01/01/190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" office:value-type="string" calcext:value-type="string">
            <text:p>9A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2" office:value-type="float" office:value="2" calcext:value-type="float">
            <text:p>2</text:p>
          </table:table-cell>
          <table:table-cell table:style-name="ce1" office:value-type="string" calcext:value-type="string">
            <text:p>10А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2" office:value-type="float" office:value="3" calcext:value-type="float">
            <text:p>3</text:p>
          </table:table-cell>
          <table:table-cell table:style-name="ce1" office:value-type="string" calcext:value-type="string">
            <text:p>11А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2" office:value-type="float" office:value="4" calcext:value-type="float">
            <text:p>4</text:p>
          </table:table-cell>
          <table:table-cell table:style-name="ce1" office:value-type="string" calcext:value-type="string">
            <text:p>12А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Statuses</text:p>
          </table:table-cell>
          <table:table-cell table:number-columns-repeated="2"/>
          <table:table-cell table:style-name="ce1" office:value-type="string" calcext:value-type="string">
            <text:p>Disciplines</text:p>
          </table:table-cell>
          <table:table-cell table:number-columns-repeated="4"/>
          <table:table-cell table:style-name="ce1" office:value-type="string" calcext:value-type="string">
            <text:p>Teacher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 office:value-type="string" calcext:value-type="string">
            <text:p>id_status</text:p>
          </table:table-cell>
          <table:table-cell table:style-name="ce1" office:value-type="string" calcext:value-type="string">
            <text:p>description</text:p>
          </table:table-cell>
          <table:table-cell/>
          <table:table-cell table:style-name="ce1" office:value-type="string" calcext:value-type="string">
            <text:p>id_discipline</text:p>
          </table:table-cell>
          <table:table-cell table:style-name="ce1" office:value-type="string" calcext:value-type="string">
            <text:p>id_teach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Hours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e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alary_basic</text:p>
          </table:table-cell>
          <table:table-cell table:style-name="ce1" office:value-type="string" calcext:value-type="string">
            <text:p>Date_of_employment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Балбес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Физ-ра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Иванова</text:p>
          </table:table-cell>
          <table:table-cell table:style-name="ce1" office:value-type="string" calcext:value-type="string">
            <text:p>Мария</text:p>
          </table:table-cell>
          <table:table-cell table:style-name="ce1" office:value-type="string" calcext:value-type="string">
            <text:p>Ивановна</text:p>
          </table:table-cell>
          <table:table-cell table:style-name="ce1" office:value-type="string" calcext:value-type="string">
            <text:p>Высшая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3" office:value-type="date" office:date-value="2000-09-01" calcext:value-type="date">
            <text:p>1/9/200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Прогульщик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Физика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Сидоров</text:p>
          </table:table-cell>
          <table:table-cell table:style-name="ce1" office:value-type="string" calcext:value-type="string">
            <text:p>Петр</text:p>
          </table:table-cell>
          <table:table-cell table:style-name="ce1" office:value-type="string" calcext:value-type="string">
            <text:p>Алексеевич</text:p>
          </table:table-cell>
          <table:table-cell table:style-name="ce1" office:value-type="string" calcext:value-type="string">
            <text:p>1-я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3" office:value-type="date" office:date-value="2000-09-01" calcext:value-type="date">
            <text:p>1/9/200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1" office:value-type="string" calcext:value-type="string">
            <text:p>Лентяй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Физиология</text:p>
          </table:table-cell>
          <table:table-cell table:style-name="ce1" office:value-type="float" office:value="123" calcext:value-type="float">
            <text:p>123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Петров</text:p>
          </table:table-cell>
          <table:table-cell table:style-name="ce1" office:value-type="string" calcext:value-type="string">
            <text:p>Игорь</text:p>
          </table:table-cell>
          <table:table-cell table:style-name="ce1" office:value-type="string" calcext:value-type="string">
            <text:p>Григорьевич</text:p>
          </table:table-cell>
          <table:table-cell table:style-name="ce1" office:value-type="string" calcext:value-type="string">
            <text:p>2-я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3" office:value-type="date" office:date-value="2000-09-01" calcext:value-type="date">
            <text:p>1/9/200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1" office:value-type="string" calcext:value-type="string">
            <text:p>Хорошист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Филателия</text:p>
          </table:table-cell>
          <table:table-cell table:style-name="ce1" office:value-type="float" office:value="456" calcext:value-type="float">
            <text:p>456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Сергеев</text:p>
          </table:table-cell>
          <table:table-cell table:style-name="ce1" office:value-type="string" calcext:value-type="string">
            <text:p>Семен</text:p>
          </table:table-cell>
          <table:table-cell table:style-name="ce1" office:value-type="string" calcext:value-type="string">
            <text:p>Семенович</text:p>
          </table:table-cell>
          <table:table-cell table:style-name="ce1" office:value-type="string" calcext:value-type="string">
            <text:p>Заслуженный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3" office:value-type="date" office:date-value="2000-09-01" calcext:value-type="date">
            <text:p>1/9/200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7" office:value-type="float" office:value="5" calcext:value-type="float">
            <text:p>5</text:p>
          </table:table-cell>
          <table:table-cell table:style-name="ce1" office:value-type="string" calcext:value-type="string">
            <text:p>Медалист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Фармацевтика</text:p>
          </table:table-cell>
          <table:table-cell table:style-name="ce1" office:value-type="float" office:value="129" calcext:value-type="float">
            <text:p>129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Парамонова</text:p>
          </table:table-cell>
          <table:table-cell table:style-name="ce1" office:value-type="string" calcext:value-type="string">
            <text:p>Ольга</text:p>
          </table:table-cell>
          <table:table-cell table:style-name="ce1" office:value-type="string" calcext:value-type="string">
            <text:p>Викторовна</text:p>
          </table:table-cell>
          <table:table-cell table:style-name="ce1" office:value-type="string" calcext:value-type="string">
            <text:p>Практикант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3" office:value-type="date" office:date-value="2000-09-01" calcext:value-type="date">
            <text:p>1/9/2000</text:p>
          </table:table-cell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1" office:value-type="string" calcext:value-type="string">
            <text:p>Place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 office:value-type="string" calcext:value-type="string">
            <text:p>programm_of_study</text:p>
          </table:table-cell>
          <table:table-cell/>
          <table:table-cell table:style-name="ce1" office:value-type="string" calcext:value-type="string">
            <text:p>здесь в табель можно переделать</text:p>
          </table:table-cell>
          <table:table-cell table:number-columns-repeated="5"/>
          <table:table-cell table:style-name="ce1" office:value-type="string" calcext:value-type="string">
            <text:p>id_class</text:p>
          </table:table-cell>
          <table:table-cell table:style-name="ce1" office:value-type="string" calcext:value-type="string">
            <text:p>Place_row</text:p>
          </table:table-cell>
          <table:table-cell table:style-name="ce1" office:value-type="string" calcext:value-type="string">
            <text:p>Place_sit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id_studen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_student</text:p>
          </table:table-cell>
          <table:table-cell table:style-name="ce1" office:value-type="string" calcext:value-type="string">
            <text:p>id_discipline</text:p>
          </table:table-cell>
          <table:table-cell table:style-name="ce1" office:value-type="string" calcext:value-type="string">
            <text:p>id_class</text:p>
          </table:table-cell>
          <table:table-cell table:style-name="ce1" office:value-type="string" calcext:value-type="string">
            <text:p>year_of_study</text:p>
          </table:table-cell>
          <table:table-cell table:style-name="ce1" office:value-type="string" calcext:value-type="string">
            <text:p>period_of_study</text:p>
          </table:table-cell>
          <table:table-cell table:style-name="ce1" office:value-type="string" calcext:value-type="string">
            <text:p>mark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08" calcext:value-type="float">
            <text:p>1908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/>
          <table:table-cell table:number-columns-repeated="1009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08" calcext:value-type="float">
            <text:p>19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/>
          <table:table-cell table:number-columns-repeated="1009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10" calcext:value-type="float">
            <text:p>191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6"/>
          <table:table-cell table:number-columns-repeated="1009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/>
          <table:table-cell table:number-columns-repeated="1009"/>
        </table:table-row>
        <table:table-row table:style-name="ro1"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1009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Periods_of_study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" office:value-type="string" calcext:value-type="string">
            <text:p>1 четверть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" office:value-type="string" calcext:value-type="string">
            <text:p>2 четверть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1" office:value-type="string" calcext:value-type="string">
            <text:p>3 четверть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1" office:value-type="string" calcext:value-type="string">
            <text:p>4 четверть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1" office:value-type="string" calcext:value-type="string">
            <text:p>1 семестр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1" office:value-type="string" calcext:value-type="string">
            <text:p>2 семестр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float" office:value="7" calcext:value-type="float">
            <text:p>7</text:p>
          </table:table-cell>
          <table:table-cell table:style-name="ce1" office:value-type="string" calcext:value-type="string">
            <text:p>1 триместр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1" office:value-type="string" calcext:value-type="string">
            <text:p>2 триместр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float" office:value="9" calcext:value-type="float">
            <text:p>9</text:p>
          </table:table-cell>
          <table:table-cell table:style-name="ce1" office:value-type="string" calcext:value-type="string">
            <text:p>3 триместр</text:p>
          </table:table-cell>
          <table:table-cell table:number-columns-repeated="1020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Зал_20_1" style:display-name="PageStyle_Зал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ал_20_2" style:display-name="PageStyle_Зал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ал_20_3" style:display-name="PageStyle_Зал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17" meta:object-count="0"/>
    <meta:generator>LibreOfficeDev/6.0.5.2$Linux_X86_64 LibreOffice_project/</meta:generator>
  </office:meta>
</office:document-meta>
</file>